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Times-Roman" svg:font-family="Times-Roman" style:font-family-generic="roman"/>
    <style:font-face style:name="ArialMT" svg:font-family="ArialMT" style:font-family-generic="swiss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5.93mm"/>
    </style:style>
    <style:style style:name="co2" style:family="table-column">
      <style:table-column-properties fo:break-before="auto" style:column-width="101.58mm"/>
    </style:style>
    <style:style style:name="co3" style:family="table-column">
      <style:table-column-properties fo:break-before="auto" style:column-width="64.86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55.6mm"/>
    </style:style>
    <style:style style:name="co6" style:family="table-column">
      <style:table-column-properties fo:break-before="auto" style:column-width="68.42mm"/>
    </style:style>
    <style:style style:name="co7" style:family="table-column">
      <style:table-column-properties fo:break-before="auto" style:column-width="54.52mm"/>
    </style:style>
    <style:style style:name="co8" style:family="table-column">
      <style:table-column-properties fo:break-before="auto" style:column-width="56.3mm"/>
    </style:style>
    <style:style style:name="co9" style:family="table-column">
      <style:table-column-properties fo:break-before="auto" style:column-width="70.5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32.07mm" fo:break-before="auto" style:use-optimal-row-height="false"/>
    </style:style>
    <style:style style:name="ro3" style:family="table-row">
      <style:table-row-properties style:row-height="21.61mm" fo:break-before="auto" style:use-optimal-row-height="true"/>
    </style:style>
    <style:style style:name="ro4" style:family="table-row">
      <style:table-row-properties style:row-height="16.21mm" fo:break-before="auto" style:use-optimal-row-height="true"/>
    </style:style>
    <style:style style:name="ro5" style:family="table-row">
      <style:table-row-properties style:row-height="10.8mm" fo:break-before="auto" style:use-optimal-row-height="true"/>
    </style:style>
    <style:style style:name="ro6" style:family="table-row">
      <style:table-row-properties style:row-height="12.61mm" fo:break-before="auto" style:use-optimal-row-height="true"/>
    </style:style>
    <style:style style:name="ro7" style:family="table-row">
      <style:table-row-properties style:row-height="19.09mm" fo:break-before="auto" style:use-optimal-row-height="true"/>
    </style:style>
    <style:style style:name="ro8" style:family="table-row">
      <style:table-row-properties style:row-height="39.6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7mm" fo:break-before="auto" style:use-optimal-row-height="true"/>
    </style:style>
    <style:style style:name="ro11" style:family="table-row">
      <style:table-row-properties style:row-height="27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3.53mm"/>
      <style:text-properties fo:color="#232323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3.53mm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3.53mm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5pt" style:language-asian="none" style:country-asian="none" style:font-style-asian="normal" style:font-weight-asian="bold" style:font-name-complex="Times-Roman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fo:color="#232323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232323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fo:color="#232323" style:text-outline="false" style:text-line-through-style="none" style:text-line-through-type="none" style:font-name="Gentium Basic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italic" style:font-weight-asian="normal" style:font-name-complex="HelveticaNeue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fo:color="#000000" style:text-outline="false" style:text-line-through-style="none" style:text-line-through-type="none" style:font-name="Gentium Basic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italic" style:font-weight-asian="normal" style:font-name-complex="HelveticaNeue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fo:color="#000000" style:text-outline="false" style:text-line-through-style="none" style:text-line-through-type="none" style:font-name="Gentium Basic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italic" style:font-weight-asian="normal" style:font-name-complex="Times-Roman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32323" style:font-name="Gentium Basic" fo:font-size="13pt" fo:language="none" fo:country="none" fo:font-style="italic" fo:font-weight="normal" style:font-name-asian="HelveticaNeue" style:font-size-asian="13pt" style:language-asian="none" style:country-asian="none" style:font-style-asian="italic" style:font-weight-asian="normal" style:font-name-complex="HelveticaNeue" style:font-size-complex="13pt" style:language-complex="none" style:country-complex="none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entium Basic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entium Basic" fo:font-size="13pt" style:font-size-asian="13pt" style:font-size-complex="13pt"/>
    </style:style>
    <style:style style:name="ce25" style:family="table-cell" style:parent-style-name="Default">
      <style:table-cell-properties fo:border-bottom="0.06pt solid #c1c1c1" fo:background-color="#ffd7d7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fo:color="#fb0207" style:text-outline="false" style:text-line-through-style="none" style:text-line-through-type="none" style:font-name="Gentium Basic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italic" style:font-weight-asian="normal" style:font-name-complex="HelveticaNeue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b0207" style:text-outline="false" style:text-line-through-style="none" style:text-line-through-type="none" style:font-name="Gentium Basic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italic" style:font-weight-asian="normal" style:font-name-complex="Times-Roman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fo:color="#000000" style:text-outline="false" style:text-line-through-style="none" style:text-line-through-type="none" style:font-name="Gentium Basic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italic" style:font-weight-asian="normal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style:text-outline="false" style:text-line-through-style="none" style:text-line-through-type="none" style:font-name="Gentium Basic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italic" style:font-weight-asian="normal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32323" style:text-outline="false" style:text-line-through-style="none" style:text-line-through-type="none" style:font-name="Gentium Basic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italic" style:font-weight-asian="normal" style:font-name-complex="HelveticaNeue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Gentium Basic" fo:font-size="13pt" fo:language="none" fo:country="none" fo:font-style="italic" fo:font-weight="normal" style:font-name-asian="Times-Roman" style:font-size-asian="13pt" style:language-asian="none" style:country-asian="none" style:font-style-asian="italic" style:font-weight-asian="normal" style:font-name-complex="Times-Roman" style:font-size-complex="13pt" style:language-complex="none" style:country-complex="none" style:font-style-complex="italic" style:font-weight-complex="normal"/>
    </style:style>
    <style:style style:name="ce36" style:family="table-cell" style:parent-style-name="Default">
      <style:table-cell-properties fo:border-bottom="0.06pt solid #c1c1c1" fo:background-color="#f6f9d4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5pt" style:language-asian="none" style:country-asian="none" style:font-style-asian="normal" style:font-weight-asian="bold" style:font-name-complex="Times-Roman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fo:color="#000000" style:text-outline="false" style:text-line-through-style="none" style:text-line-through-type="none" style:font-name="Gentium Basic" fo:font-size="13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italic" style:font-weight-asian="normal" style:font-name-complex="Arial Unicode MS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232323" style:font-name="Gentium Basic" fo:font-size="13pt" fo:language="none" fo:country="none" fo:font-weight="bold" style:font-name-asian="HelveticaNeue" style:font-size-asian="13pt" style:language-asian="none" style:country-asian="none" style:font-weight-asian="bold" style:font-name-complex="HelveticaNeue" style:font-size-complex="13pt" style:language-complex="none" style:country-complex="none" style:font-weight-complex="bold"/>
    </style:style>
    <style:style style:name="ce39" style:family="table-cell" style:parent-style-name="Default">
      <style:table-cell-properties fo:border-bottom="0.06pt solid #c1c1c1" fo:background-color="#f6f9d4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bold" style:font-name-complex="Times-Roman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232323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fo:color="#000000" style:text-outline="false" style:text-line-through-style="none" style:text-line-through-type="none" style:font-name="Gentium Basic" fo:font-size="13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italic" style:font-weight-asian="normal" style:font-name-complex="Arial Unicode MS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232323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bold" style:font-name-complex="HelveticaNeue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Gentium Basic" fo:font-size="13pt" fo:language="none" fo:country="none" fo:font-style="italic" style:font-name-asian="Times-Roman" style:font-size-asian="13pt" style:language-asian="none" style:country-asian="none" style:font-style-asian="italic" style:font-name-complex="Times-Roman" style:font-size-complex="13pt" style:language-complex="none" style:country-complex="none" style:font-style-complex="italic"/>
    </style:style>
    <style:style style:name="ce46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style:font-name="Gentium Basic"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Gentium Basic" fo:font-size="13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italic" style:font-weight-asian="normal" style:font-name-complex="Arial Unicode MS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232323" style:font-name="Gentium Basic" fo:font-size="13pt" fo:language="none" fo:country="none" fo:font-style="italic" fo:font-weight="normal" style:font-name-asian="HelveticaNeue" style:font-size-asian="13pt" style:language-asian="none" style:country-asian="none" style:font-style-asian="italic" style:font-weight-asian="normal" style:font-name-complex="HelveticaNeue" style:font-size-complex="13pt" style:language-complex="none" style:country-complex="none" style:font-style-complex="italic" style:font-weight-complex="normal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entium Basic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Gentium Basic" fo:font-size="13pt" fo:language="none" fo:country="none" fo:font-style="italic" fo:font-weight="normal" style:font-name-asian="HelveticaNeue" style:font-size-asian="13pt" style:language-asian="none" style:country-asian="none" style:font-style-asian="italic" style:font-weight-asian="normal" style:font-name-complex="HelveticaNeue" style:font-size-complex="13pt" style:language-complex="none" style:country-complex="none" style:font-style-complex="italic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232323" style:text-outline="false" style:text-line-through-style="none" style:text-line-through-type="none" style:font-name="Gentium Basic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italic" style:font-weight-asian="normal" style:font-name-complex="HelveticaNeue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Gentium Basic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italic" style:font-weight-asian="normal" style:font-name-complex="HelveticaNeue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Gentium Basic" fo:font-size="13pt" fo:language="none" fo:country="none" fo:font-style="italic" fo:font-weight="normal" style:font-name-asian="Times-Roman" style:font-size-asian="13pt" style:language-asian="none" style:country-asian="none" style:font-style-asian="italic" style:font-weight-asian="normal" style:font-name-complex="Times-Roman" style:font-size-complex="13pt" style:language-complex="none" style:country-complex="none" style:font-style-complex="italic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Gentium Basic" fo:font-size="13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italic" style:font-weight-asian="normal" style:font-name-complex="Arial Unicode MS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HelveticaNeue" fo:font-size="12pt" fo:font-weight="normal" style:text-outline="false" style:letter-kerning="false" fo:letter-spacing="normal" style:font-name-asian="HelveticaNeue" style:font-name-complex="HelveticaNeue" style:font-size-asian="12pt" style:font-size-complex="12pt" style:font-weight-asian="normal" style:font-weight-complex="normal"/>
    </style:style>
    <style:style style:name="T2" style:family="text">
      <style:text-properties fo:color="#000000" fo:font-size="12pt" fo:font-weight="normal" style:text-outline="false" style:letter-kerning="false" fo:letter-spacing="normal" style:font-size-asian="12pt" style:font-size-complex="12pt" style:font-weight-asian="normal" style:font-weight-complex="normal" style:font-name="Times-Roman" style:font-name-asian="Times-Roman" style:font-name-complex="Times-Roman"/>
    </style:style>
    <style:style style:name="T3" style:family="text">
      <style:text-properties fo:color="#000000" style:font-name="Gentium Basic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-Roman" style:font-name-complex="Times-Roman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Gentium Basic" fo:font-size="13pt" fo:font-weight="normal" style:text-underline-style="none" style:text-underline-color="font-color" style:text-line-through-type="none" fo:font-style="normal" style:text-outline="false" fo:text-shadow="none" style:text-line-through-mode="continuou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fo:language="it" fo:country="IT" style:language-asian="zh" style:country-asian="CN" style:language-complex="hi" style:country-complex="IN" style:font-name-asian="PingFang SC" style:font-name-complex="Arial Unicode MS"/>
    </style:style>
    <style:style style:name="T5" style:family="text">
      <style:text-properties fo:color="#232323" style:font-name="HelveticaNeue" style:text-outline="false" style:letter-kerning="false" fo:letter-spacing="normal" style:font-name-asian="HelveticaNeue" style:font-name-complex="HelveticaNeue" style:font-size-asian="13pt" style:font-size-complex="13pt" style:font-weight-asian="normal" style:font-weight-complex="normal"/>
    </style:style>
    <style:style style:name="T6" style:family="text">
      <style:text-properties style:text-outline="false" style:letter-kerning="false" fo:letter-spacing="normal" style:font-weight-asian="normal" style:font-weight-complex="normal" fo:color="#000000" style:font-name="Times-Roman" style:font-name-asian="Times-Roman" style:font-name-complex="Times-Roman" style:font-size-asian="12pt" style:font-size-complex="12pt"/>
    </style:style>
    <style:style style:name="T7" style:family="text">
      <style:text-properties style:text-outline="false" style:letter-kerning="false" fo:letter-spacing="normal" style:font-weight-asian="normal" style:font-weight-complex="normal" fo:color="#232323" style:font-name="HelveticaNeue" style:font-name-asian="HelveticaNeue" style:font-name-complex="HelveticaNeue" style:font-size-asian="13pt" style:font-size-complex="13pt"/>
    </style:style>
    <style:style style:name="T8" style:family="text">
      <style:text-properties fo:color="#232323" style:font-name="HelveticaNeue" fo:font-size="13pt" fo:font-weight="normal" style:text-outline="false" style:letter-kerning="false" fo:letter-spacing="normal" style:font-name-asian="HelveticaNeue" style:font-name-complex="HelveticaNeue" style:font-size-asian="13pt" style:font-size-complex="13pt" style:font-weight-asian="normal" style:font-weight-complex="normal"/>
    </style:style>
    <style:style style:name="T9" style:family="text">
      <style:text-properties fo:font-weight="normal" style:text-outline="false" style:letter-kerning="false" fo:letter-spacing="normal" style:font-weight-asian="normal" style:font-weight-complex="normal" fo:color="#000000" style:font-name="Times-Roman" fo:font-size="12pt" style:font-name-asian="Times-Roman" style:font-name-complex="Times-Roman" style:font-size-asian="12pt" style:font-size-complex="12pt"/>
    </style:style>
    <style:style style:name="T10" style:family="text">
      <style:text-properties fo:font-weight="normal" style:text-outline="false" style:letter-kerning="false" fo:letter-spacing="normal" style:font-weight-asian="normal" style:font-weight-complex="normal" fo:color="#1b1d1f" style:font-name="ArialMT" fo:font-size="15pt" style:font-name-asian="ArialMT" style:font-name-complex="ArialMT" style:font-size-asian="15pt" style:font-size-complex="15pt"/>
    </style:style>
    <style:style style:name="T11" style:family="text">
      <style:text-properties fo:font-weight="normal" style:text-outline="false" style:letter-kerning="false" fo:letter-spacing="normal" style:font-weight-asian="normal" style:font-weight-complex="normal" fo:color="#232323" style:font-name="HelveticaNeue" fo:font-size="13pt" style:font-name-asian="HelveticaNeue" style:font-name-complex="HelveticaNeue" style:font-size-asian="13pt" style:font-size-complex="13pt"/>
    </style:style>
    <style:style style:name="T12" style:family="text">
      <style:text-properties fo:color="#000000" style:font-name="Gentium Basic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Arial Unicode M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-Roman" fo:font-size="12pt" style:letter-kerning="false" fo:letter-spacing="normal" fo:language="none" fo:country="none" style:language-asian="none" style:country-asian="none" style:language-complex="none" style:country-complex="none" style:font-name-asian="Times-Roman" style:font-name-complex="Times-Roman" style:font-size-asian="12pt" style:font-size-complex="12pt"/>
    </style:style>
    <style:style style:name="T14" style:family="text">
      <style:text-properties fo:color="#000000" style:font-name="Times-Roman" fo:font-size="12pt" fo:font-weight="normal" style:text-outline="false" style:letter-kerning="false" fo:letter-spacing="normal" style:font-name-asian="Times-Roman" style:font-name-complex="Times-Roman" style:font-size-asian="12pt" style:font-size-complex="12pt" style:font-weight-asian="normal" style:font-weight-complex="normal"/>
    </style:style>
    <style:style style:name="T15" style:family="text">
      <style:text-properties style:language-complex="hi" style:country-complex="IN" fo:color="#000000" style:font-name="Gentium Basic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relief="none" style:font-name-asian="PingFang SC" style:font-name-complex="Arial Unicode MS" style:font-size-asian="13pt" style:font-size-complex="13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1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style:font-relief="none" style:font-weight-asian="normal" style:font-weight-complex="normal" style:font-style-asian="normal" style:font-style-complex="normal" style:text-emphasize="none" style:text-overline-style="none" style:text-overline-color="font-color" fo:letter-spacing="normal" fo:font-size="12pt" style:font-name="Times-Roman" style:letter-kerning="false" style:font-size-complex="12pt" fo:language="none" fo:country="none" style:language-asian="none" style:country-asian="none" style:language-complex="none" style:country-complex="none" style:font-name-asian="Times-Roman" style:font-name-complex="Times-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8"/>
        <table:table-column table:style-name="co4" table:default-cell-style-name="ce9"/>
        <table:table-column table:style-name="co5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70"/>
        <table:table-column table:style-name="co9" table:default-cell-style-name="ce70"/>
        <table:table-column table:style-name="co7" table:default-cell-style-name="Default"/>
        <table:table-row table:style-name="ro1">
          <table:table-cell table:style-name="ce15"/>
          <table:table-cell table:style-name="ce20" office:value-type="string" calcext:value-type="string">
            <text:p>OSCAR</text:p>
          </table:table-cell>
          <table:table-cell table:style-name="ce25" office:value-type="string" calcext:value-type="string">
            <text:p>Scholia</text:p>
          </table:table-cell>
          <table:table-cell table:style-name="ce25" office:value-type="string" calcext:value-type="string">
            <text:p>ELDA</text:p>
          </table:table-cell>
          <table:table-cell table:style-name="ce25" office:value-type="string" calcext:value-type="string">
            <text:p>BioCarian</text:p>
          </table:table-cell>
          <table:table-cell table:style-name="ce36" office:value-type="string" calcext:value-type="string">
            <text:p>ViziQuer</text:p>
          </table:table-cell>
          <table:table-cell table:style-name="ce39" office:value-type="string" calcext:value-type="string">
            <text:p>Visual SPARQL Builder (VSB)</text:p>
          </table:table-cell>
          <table:table-cell table:style-name="ce36" office:value-type="string" calcext:value-type="string">
            <text:p>NITELIGHT</text:p>
          </table:table-cell>
          <table:table-cell table:style-name="ce46" office:value-type="string" calcext:value-type="string">
            <text:p>YASGUI</text:p>
          </table:table-cell>
          <table:table-cell table:style-name="ce46" office:value-type="string" calcext:value-type="string">
            <text:p>WDQS</text:p>
          </table:table-cell>
          <table:table-cell/>
        </table:table-row>
        <table:table-row table:style-name="ro2">
          <table:table-cell office:value-type="string" calcext:value-type="string">
            <text:p>Searching options</text:p>
          </table:table-cell>
          <table:table-cell office:value-type="string" calcext:value-type="string">
            <text:p>Free-text, Combination of queries</text:p>
          </table:table-cell>
          <table:table-cell table:style-name="ce7" office:value-type="string" calcext:value-type="string">
            <text:p>Free-text</text:p>
          </table:table-cell>
          <table:table-cell table:style-name="ce7" office:value-type="string" calcext:value-type="string">
            <text:p>Free-text, Combination of queries</text:p>
          </table:table-cell>
          <table:table-cell table:style-name="ce7" office:value-type="string" calcext:value-type="string">
            <text:p>Free-text</text:p>
          </table:table-cell>
          <table:table-cell table:style-name="ce60" office:value-type="string" calcext:value-type="string">
            <text:p><text:span text:style-name="T12">Variables to embed into the SPARQL query through a set</text:span><text:span text:style-name="T13"> of graphical notations and GUI-based editing actions in UML style.</text:span></text:p>
          </table:table-cell>
          <table:table-cell table:style-name="ce60" office:value-type="string" calcext:value-type="string">
            <text:p><text:span text:style-name="T12">Variables to embed into the SPARQL query through a set</text:span><text:span text:style-name="T13"> of graphical notations and GUI-based editing actions. </text:span></text:p>
          </table:table-cell>
          <table:table-cell table:style-name="ce60" office:value-type="string" calcext:value-type="string">
            <text:p><text:span text:style-name="T15">Variables to embed into the SPARQL query through a set</text:span><text:span text:style-name="T16"> of graphical notations and GUI-based editing actions. </text:span></text:p>
          </table:table-cell>
          <table:table-cell table:style-name="ce68" office:value-type="string" calcext:value-type="string">
            <text:p>Variables to embed into the SPARQL query by directly editing the SPARQL code.</text:p>
          </table:table-cell>
          <table:table-cell office:value-type="string" calcext:value-type="string">
            <text:p>Variables to embed into the SPARQL query by directly editing the SPARQL code.</text:p>
          </table:table-cell>
          <table:table-cell/>
        </table:table-row>
        <table:table-row table:style-name="ro3">
          <table:table-cell office:value-type="string" calcext:value-type="string">
            <text:p>Dataset </text:p>
          </table:table-cell>
          <table:table-cell office:value-type="string" calcext:value-type="string">
            <text:p>Any RDF dataset providing a SPARQL endpoint address</text:p>
          </table:table-cell>
          <table:table-cell office:value-type="string" calcext:value-type="string">
            <text:p>Wikidata dataset</text:p>
          </table:table-cell>
          <table:table-cell table:style-name="ce7" office:value-type="string" calcext:value-type="string">
            <text:p>Any RDF dataset providing a SPARQL endpoint address</text:p>
          </table:table-cell>
          <table:table-cell table:style-name="ce56" office:value-type="string" calcext:value-type="string">
            <text:p><text:span text:style-name="T8">Biological</text:span><text:span text:style-name="T9"> </text:span><text:span text:style-name="T11">RDF Dataset providing a SPARQL endpoint address</text:span><text:span text:style-name="T9"> </text:span></text:p>
          </table:table-cell>
          <table:table-cell table:number-columns-repeated="3" table:style-name="ce7" office:value-type="string" calcext:value-type="string">
            <text:p>Any RDF dataset providing a SPARQL endpoint address</text:p>
          </table:table-cell>
          <table:table-cell table:style-name="ce69" office:value-type="string" calcext:value-type="string">
            <text:p>Any RDF dataset providing a SPARQL endpoint address</text:p>
          </table:table-cell>
          <table:table-cell table:style-name="ce73" office:value-type="string" calcext:value-type="string">
            <text:p>Wikidata dataset</text:p>
          </table:table-cell>
          <table:table-cell/>
        </table:table-row>
        <table:table-row table:style-name="ro4">
          <table:table-cell table:style-name="ce3" office:value-type="string" calcext:value-type="string">
            <text:p>Pre processing</text:p>
          </table:table-cell>
          <table:table-cell table:style-name="ce8" office:value-type="string" calcext:value-type="string">
            <text:p>Text transformation (Lowercase, capitalisation) </text:p>
          </table:table-cell>
          <table:table-cell office:value-type="string" calcext:value-type="string">
            <text:p>Matching the input text to a set of possible corresponding Wikidata items</text:p>
          </table:table-cell>
          <table:table-cell table:style-name="ce55" office:value-type="string" calcext:value-type="string">
            <text:p><text:span text:style-name="T1">Text transformation</text:span><text:span text:style-name="T2">  </text:span>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ne </text:p>
          </table:table-cell>
          <table:table-cell table:style-name="ce64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4">
          <table:table-cell office:value-type="string" calcext:value-type="string">
            <text:p>Post processing</text:p>
          </table:table-cell>
          <table:table-cell office:value-type="string" calcext:value-type="string">
            <text:p>Creating links, grouping rows, value transformation, excluding columns and rows, integrating external data (using external services, e.g: API)</text:p>
          </table:table-cell>
          <table:table-cell table:style-name="ce14" office:value-type="string" calcext:value-type="string">
            <text:p>Creating links</text:p>
          </table:table-cell>
          <table:table-cell table:style-name="ce7" office:value-type="string" calcext:value-type="string">
            <text:p>Excluding specific columns/fields</text:p>
          </table:table-cell>
          <table:table-cell table:style-name="ce9"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style-name="ce8" office:value-type="string" calcext:value-type="string">
            <text:p>Creating links</text:p>
          </table:table-cell>
          <table:table-cell table:number-columns-repeated="3" office:value-type="string" calcext:value-type="string">
            <text:p>None</text:p>
          </table:table-cell>
          <table:table-cell/>
        </table:table-row>
        <table:table-row table:style-name="ro5">
          <table:table-cell office:value-type="string" calcext:value-type="string">
            <text:p>Filtering options</text:p>
          </table:table-cell>
          <table:table-cell office:value-type="string" calcext:value-type="string">
            <text:p>Limiting the number of results, excluding/including rows with specified field values</text:p>
          </table:table-cell>
          <table:table-cell office:value-type="string" calcext:value-type="string">
            <text:p>Filtering table results according to a free text input</text:p>
          </table:table-cell>
          <table:table-cell office:value-type="string" calcext:value-type="string">
            <text:p>Range value selection,  </text:p>
          </table:table-cell>
          <table:table-cell table:style-name="ce7" office:value-type="string" calcext:value-type="string">
            <text:p>Excluding/Including rows with specified field values</text:p>
          </table:table-cell>
          <table:table-cell table:number-columns-repeated="2" table:style-name="ce7" office:value-type="string" calcext:value-type="string">
            <text:p>Limiting the number of results</text:p>
          </table:table-cell>
          <table:table-cell office:value-type="string" calcext:value-type="string">
            <text:p>Unknown</text:p>
          </table:table-cell>
          <table:table-cell table:number-columns-repeated="2" table:style-name="ce71" office:value-type="string" calcext:value-type="string">
            <text:p>Filtering table results according to a free text input</text:p>
          </table:table-cell>
          <table:table-cell/>
        </table:table-row>
        <table:table-row table:style-name="ro6">
          <table:table-cell table:style-name="ce4" office:value-type="string" calcext:value-type="string">
            <text:p>View and edit  the SPARQL query </text:p>
          </table:table-cell>
          <table:table-cell table:style-name="ce9" office:value-type="string" calcext:value-type="string">
            <text:p>No </text:p>
          </table:table-cell>
          <table:table-cell table:style-name="ce9" office:value-type="string" calcext:value-type="string">
            <text:p>Yes </text:p>
          </table:table-cell>
          <table:table-cell office:value-type="string" calcext:value-type="string">
            <text:p>Yes  </text:p>
          </table:table-cell>
          <table:table-cell table:style-name="ce9" office:value-type="string" calcext:value-type="string">
            <text:p>Yes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7">
          <table:table-cell table:style-name="ce4" office:value-type="string" calcext:value-type="string">
            <text:p>Statistics and performances on the executed Query</text:p>
          </table:table-cell>
          <table:table-cell table:number-columns-repeated="2" table:style-name="ce9" office:value-type="string" calcext:value-type="string">
            <text:p>No </text:p>
          </table:table-cell>
          <table:table-cell office:value-type="string" calcext:value-type="string">
            <text:p>Yes (number of queries, amount of data transferred, execution time) </text:p>
          </table:table-cell>
          <table:table-cell table:style-name="ce9" office:value-type="string" calcext:value-type="string">
            <text:p>Yes (query execution time)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Yes (query execution time)</text:p>
          </table:table-cell>
          <table:table-cell/>
        </table:table-row>
        <table:table-row table:style-name="ro5">
          <table:table-cell office:value-type="string" calcext:value-type="string">
            <text:p>Layout 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s, Maps, Charts, and Graphs </text:p>
          </table:table-cell>
          <table:table-cell office:value-type="string" calcext:value-type="string">
            <text:p><text:span text:style-name="T3">Table, Json, RDF, </text:span><text:span text:style-name="T4">Raw Text</text:span>, XML 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 </text:p>
          </table:table-cell>
          <table:table-cell office:value-type="string" calcext:value-type="string">
            <text:p><text:span text:style-name="T3">Table, </text:span><text:span text:style-name="T4">Raw Text</text:span> </text:p>
          </table:table-cell>
          <table:table-cell office:value-type="string" calcext:value-type="string">
            <text:p>Table </text:p>
          </table:table-cell>
          <table:table-cell office:value-type="string" calcext:value-type="string">
            <text:p>Table, Raw Text</text:p>
          </table:table-cell>
          <table:table-cell table:style-name="ce71" office:value-type="string" calcext:value-type="string">
            <text:p>Tables, Maps, Charts, images, and Graphs </text:p>
          </table:table-cell>
          <table:table-cell/>
        </table:table-row>
        <table:table-row table:style-name="ro5">
          <table:table-cell table:style-name="ce3" office:value-type="string" calcext:value-type="string">
            <text:p>Presentation</text:p>
          </table:table-cell>
          <table:table-cell office:value-type="string" calcext:value-type="string">
            <text:p>Sorting by column, paging, number of rows per page </text:p>
          </table:table-cell>
          <table:table-cell table:number-columns-repeated="2" table:style-name="ce7" office:value-type="string" calcext:value-type="string">
            <text:p>Sorting by column, paging, number of rows per page </text:p>
          </table:table-cell>
          <table:table-cell table:number-columns-repeated="2" table:style-name="ce7" office:value-type="string" calcext:value-type="string">
            <text:p>Paging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Unknown</text:p>
          </table:table-cell>
          <table:table-cell table:style-name="ce69" office:value-type="string" calcext:value-type="string">
            <text:p>Sorting by column, paging, number of rows per page </text:p>
          </table:table-cell>
          <table:table-cell table:style-name="ce69" office:value-type="string" calcext:value-type="string">
            <text:p>Sorting by column, paging, number of rows per page </text:p>
          </table:table-cell>
          <table:table-cell/>
        </table:table-row>
        <table:table-row table:style-name="ro5">
          <table:table-cell office:value-type="string" calcext:value-type="string">
            <text:p>Export data</text:p>
          </table:table-cell>
          <table:table-cell office:value-type="string" calcext:value-type="string">
            <text:p>Yes (csv forma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 (csv or xlsx format)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  </text:p>
          </table:table-cell>
          <table:table-cell office:value-type="string" calcext:value-type="string">
            <text:p>Yes (json format) </text:p>
          </table:table-cell>
          <table:table-cell office:value-type="string" calcext:value-type="string">
            <text:p>Unknown</text:p>
          </table:table-cell>
          <table:table-cell table:style-name="ce72" office:value-type="string" calcext:value-type="string">
            <text:p>Yes (csv format)</text:p>
          </table:table-cell>
          <table:table-cell table:style-name="ce69" office:value-type="string" calcext:value-type="string">
            <text:p>Yes (csv, json, html, tsv, Programming language Code)</text:p>
          </table:table-cell>
          <table:table-cell/>
        </table:table-row>
        <table:table-row table:style-name="ro1">
          <table:table-cell office:value-type="string" calcext:value-type="string">
            <text:p>System requirements</text:p>
          </table:table-cell>
          <table:table-cell table:style-name="ce8" office:value-type="string" calcext:value-type="string">
            <text:p>Web Browser </text:p>
          </table:table-cell>
          <table:table-cell office:value-type="string" calcext:value-type="string">
            <text:p>Web Browser </text:p>
          </table:table-cell>
          <table:table-cell table:style-name="ce56" office:value-type="string" calcext:value-type="string">
            <text:p><text:span text:style-name="T5">Javascript and JSON</text:span><text:span text:style-name="T6"> </text:span><text:span text:style-name="T7"> </text:span><text:span text:style-name="T6"> </text:span></text:p>
          </table:table-cell>
          <table:table-cell office:value-type="string" calcext:value-type="string">
            <text:p>Web Browser </text:p>
          </table:table-cell>
          <table:table-cell office:value-type="string" calcext:value-type="string">
            <text:p>Web browser </text:p>
          </table:table-cell>
          <table:table-cell table:number-columns-repeated="3" office:value-type="string" calcext:value-type="string">
            <text:p>Web browser</text:p>
          </table:table-cell>
          <table:table-cell table:style-name="ce74" office:value-type="string" calcext:value-type="string">
            <text:p>Web browser </text:p>
          </table:table-cell>
          <table:table-cell/>
        </table:table-row>
        <table:table-row table:style-name="ro8">
          <table:table-cell office:value-type="string" calcext:value-type="string">
            <text:p>Customisability</text:p>
          </table:table-cell>
          <table:table-cell office:value-type="string" calcext:value-type="string">
            <text:p>Through one JavaScript file which defines the SPARQL queries and other pre/post operations, along with the interface layout </text:p>
          </table:table-cell>
          <table:table-cell office:value-type="string" calcext:value-type="string">
            <text:p>Runs from a local web server also</text:p>
          </table:table-cell>
          <table:table-cell table:style-name="ce56" office:value-type="string" calcext:value-type="string">
            <text:p><text:span text:style-name="T8">Through</text:span><text:span text:style-name="T9"> the definition of a configuration file in </text:span><text:span text:style-name="T10">turtle (.ttl) format</text:span><text:span text:style-name="T9"> </text:span></text:p>
          </table:table-cell>
          <table:table-cell office:value-type="string" calcext:value-type="string">
            <text:p>None // The possibility to edit manually the original SPARQL query</text:p>
          </table:table-cell>
          <table:table-cell table:style-name="ce56" office:value-type="string" calcext:value-type="string">
            <text:p><text:span text:style-name="T14">Edit the SPARQL query t</text:span><text:span text:style-name="T11">hrough</text:span><text:span text:style-name="T9"> set of graphical notations and GUI-based editing actions. Define additional stylistic and graphical parameters. </text:span></text:p>
          </table:table-cell>
          <table:table-cell table:style-name="ce56" office:value-type="string" calcext:value-type="string">
            <text:p><text:span text:style-name="T14">Edit the SPARQL query t</text:span><text:span text:style-name="T11">hrough</text:span><text:span text:style-name="T9"> set of graphical notations and GUI-based editing actions. Along with a direct re-editing of the SPARQL textual query. </text:span></text:p>
          </table:table-cell>
          <table:table-cell table:style-name="ce56" office:value-type="string" calcext:value-type="string">
            <text:p><text:span text:style-name="T14">Edit the SPARQL query t</text:span><text:span text:style-name="T11">hrough</text:span><text:span text:style-name="T9"> set of graphical notations and GUI-based editing actions </text:span></text:p>
          </table:table-cell>
          <table:table-cell office:value-type="string" calcext:value-type="string">
            <text:p>Define the SPARQL endpoint address along with the ontology prefixes.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style-name="ce5" office:value-type="string" calcext:value-type="string">
            <text:p>Programming language</text:p>
          </table:table-cell>
          <table:table-cell table:style-name="ce10" office:value-type="string" calcext:value-type="string">
            <text:p>Javascript </text:p>
          </table:table-cell>
          <table:table-cell table:style-name="ce54" office:value-type="string" calcext:value-type="string">
            <text:p>Unknown</text:p>
          </table:table-cell>
          <table:table-cell table:style-name="ce57" office:value-type="string" calcext:value-type="string">
            <text:p>Java </text:p>
          </table:table-cell>
          <table:table-cell table:style-name="ce58" office:value-type="string" calcext:value-type="string">
            <text:p>Unknown</text:p>
          </table:table-cell>
          <table:table-cell table:number-columns-repeated="2" table:style-name="ce57" office:value-type="string" calcext:value-type="string">
            <text:p>Javascript </text:p>
          </table:table-cell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avascript</text:p>
          </table:table-cell>
          <table:table-cell table:style-name="ce75" office:value-type="string" calcext:value-type="string">
            <text:p>Javascript</text:p>
          </table:table-cell>
          <table:table-cell/>
        </table:table-row>
        <table:table-row table:style-name="ro9">
          <table:table-cell table:style-name="Default" table:number-columns-repeated="10"/>
          <table:table-cell/>
        </table:table-row>
        <table:table-row table:style-name="ro10">
          <table:table-cell table:style-name="Default"/>
          <table:table-cell table:style-name="ce11" table:number-columns-repeated="3"/>
          <table:table-cell table:number-columns-repeated="6" table:style-name="ce11" office:value-type="string" calcext:value-type="string">
            <text:p>Done</text:p>
          </table:table-cell>
          <table:table-cell/>
        </table:table-row>
        <table:table-row table:style-name="ro10">
          <table:table-cell table:style-name="Default"/>
          <table:table-cell table:style-name="ce12" table:number-columns-repeated="4"/>
          <table:table-cell table:number-columns-repeated="2" table:style-name="ce61" office:value-type="string" calcext:value-type="string">
            <text:p>Customisability</text:p>
          </table:table-cell>
          <table:table-cell table:style-name="ce65" office:value-type="string" calcext:value-type="string">
            <text:p>Customisability</text:p>
          </table:table-cell>
          <table:table-cell table:style-name="ce12" table:number-columns-repeated="2"/>
          <table:table-cell/>
        </table:table-row>
        <table:table-row table:style-name="ro11">
          <table:table-cell table:style-name="Default"/>
          <table:table-cell table:style-name="ce12" table:number-columns-repeated="4"/>
          <table:table-cell table:style-name="ce12" office:value-type="string" calcext:value-type="string">
            <text:p>Through the creation of a project folder inside the tool and defining the corresponding SPARQL queries</text:p>
          </table:table-cell>
          <table:table-cell table:style-name="ce63" office:value-type="string" calcext:value-type="string">
            <text:p>Through one JavaScript file which defines the endpoint, queries, and prefixes to use in SPARQL.</text:p>
          </table:table-cell>
          <table:table-cell table:style-name="ce66" office:value-type="string" calcext:value-type="string">
            <text:p>Unknown</text:p>
          </table:table-cell>
          <table:table-cell table:style-name="ce1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Times-Roman" svg:font-family="Times-Roman" style:font-family-generic="roman"/>
    <style:font-face style:name="ArialMT" svg:font-family="ArialMT" style:font-family-generic="swiss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8:06:06.994026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3:08:22.295813696</meta:creation-date>
    <dc:date>2019-02-23T15:43:48.902684187</dc:date>
    <meta:editing-duration>P1DT2H45M11S</meta:editing-duration>
    <meta:editing-cycles>67</meta:editing-cycles>
    <meta:generator>LibreOffice/6.1.3.2$MacOSX_X86_64 LibreOffice_project/86daf60bf00efa86ad547e59e09d6bb77c699acb</meta:generator>
    <meta:document-statistic meta:table-count="1" meta:cell-count="151" meta:object-count="0"/>
  </office:meta>
</office:document-meta>
</file>